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fo:min-height="1.998cm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1.998cm"/>
      <style:paragraph-properties style:writing-mode="lr-tb"/>
    </style:style>
    <style:style style:name="pr7" style:family="presentation" style:parent-style-name="Midnightblue-outline1">
      <style:graphic-properties fo:min-height="10.501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19">
        <office:forms form:automatic-focus="false" form:apply-design-mode="false"/>
        <draw:frame presentation:style-name="pr1" draw:layer="layout" svg:width="26cm" svg:height="1.997cm" svg:x="1cm" svg:y="7.875cm" presentation:class="title">
          <draw:text-box>
            <text:p>Modele / interfejsy programowania równoległeg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cm" svg:x="1cm" svg:y="0.627cm" presentation:class="title" presentation:user-transformed="true">
          <draw:text-box>
            <text:p text:style-name="P2">OpenMP</text:p>
          </draw:text-box>
        </draw:frame>
        <draw:frame presentation:style-name="pr4" draw:text-style-name="P2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placeholder="true">
          <draw:text-box/>
        </draw:frame>
        <draw:frame presentation:style-name="pr7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1" presentation:presentation-page-layout-name="AL1T19">
        <office:forms form:automatic-focus="false" form:apply-design-mode="false"/>
        <draw:frame presentation:style-name="pr1" draw:layer="layout" svg:width="26cm" svg:height="1.997cm" svg:x="1cm" svg:y="7.875cm" presentation:class="title">
          <draw:text-box>
            <text:p>Wybrane algorytm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1T19">
        <office:forms form:automatic-focus="false" form:apply-design-mode="false"/>
        <draw:frame presentation:style-name="pr6" draw:layer="layout" svg:width="26cm" svg:height="1.997cm" svg:x="1cm" svg:y="0.627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06T00:17:28.018000000</meta:creation-date>
    <meta:editing-duration>PT39M10S</meta:editing-duration>
    <meta:editing-cycles>3</meta:editing-cycles>
    <meta:generator>LibreOffice/7.4.1.2$Windows_X86_64 LibreOffice_project/3c58a8f3a960df8bc8fd77b461821e42c061c5f0</meta:generator>
    <dc:title>Midnightblue</dc:title>
    <dc:date>2023-11-07T01:01:50.228000000</dc:date>
    <meta:document-statistic meta:object-count="67"/>
  </office:meta>
</office:document-meta>
</file>